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631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3.738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4.318cm"/>
    </style:style>
    <style:style style:name="co10" style:family="table-column">
      <style:table-column-properties fo:break-before="auto" style:column-width="2.792cm"/>
    </style:style>
    <style:style style:name="co11" style:family="table-column">
      <style:table-column-properties fo:break-before="auto" style:column-width="4.147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50">
      <style:text-properties fo:font-size="14pt" style:font-size-asian="14pt" style:font-size-complex="14pt"/>
    </style:style>
    <style:style style:name="ce4" style:family="table-cell" style:parent-style-name="Default" style:data-style-name="N50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value-type" style:repeat-content="false"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iagramme" table:style-name="ta1" table:print-ranges="Diagramme.A1:Diagramme.M144">
        <table:shapes>
          <draw:frame draw:z-index="0" draw:style-name="gr1" draw:text-style-name="P1" svg:width="28.475cm" svg:height="9.517cm" svg:x="0cm" svg:y="36.12cm">
            <draw:object draw:notify-on-update-of-ranges="Daten.A120:Daten.A124 Daten.B119:Daten.B119 Daten.B120:Daten.B124 Daten.C119:Daten.C119 Daten.C120:Daten.C1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8.611cm" svg:height="10.005cm" svg:x="0cm" svg:y="46.221cm">
            <draw:object draw:notify-on-update-of-ranges="Daten.A128:Daten.A132 Daten.B127:Daten.B127 Daten.B128:Daten.B132 Daten.C127:Daten.C127 Daten.C128:Daten.C132 Daten.D127:Daten.D127 Daten.D128:Daten.D132 Daten.E127:Daten.E127 Daten.E128:Daten.E1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8.497cm" svg:height="9.251cm" svg:x="0cm" svg:y="56.88cm">
            <draw:object draw:notify-on-update-of-ranges="Daten.G128:Daten.G132 Daten.H127:Daten.H127 Daten.H128:Daten.H132 Daten.I127:Daten.I127 Daten.I128:Daten.I132 Daten.J127:Daten.J127 Daten.J128:Daten.J132 Daten.K127:Daten.K127 Daten.K128:Daten.K1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.69cm" svg:height="11.246cm" svg:x="0.084cm" svg:y="2.485cm">
            <draw:object draw:notify-on-update-of-ranges="Daten.H119:Daten.I119 Daten.G120:Daten.G120 Daten.H120:Daten.I120 Daten.G121:Daten.G121 Daten.H121:Daten.I121 Daten.G122:Daten.G122 Daten.H122:Daten.I122 Daten.G123:Daten.G123 Daten.H123:Daten.I123 Daten.G124:Daten.G124 Daten.H124:Daten.I1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.799cm" svg:height="11.168cm" svg:x="16.215cm" svg:y="2.555cm">
            <draw:object draw:notify-on-update-of-ranges="Daten.A110:Daten.A113 Daten.B109:Daten.B109 Daten.B110:Daten.B1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8.92cm" svg:height="8.468cm" svg:x="-0.005cm" svg:y="15.516cm">
            <draw:object draw:notify-on-update-of-ranges="Daten.A137:Daten.A138 Daten.B136:Daten.B136 Daten.B137:Daten.B138 Daten.C136:Daten.C136 Daten.C137:Daten.C1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8.808cm" svg:height="9.949cm" svg:x="-0.005cm" svg:y="25.024cm">
            <draw:object draw:notify-on-update-of-ranges="Verlauf.A2:Verlauf.A44 Verlauf.A2:Verlauf.A44 Verlauf.B1:Verlauf.B1 Verlauf.B2:Verlauf.B4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onitoring Teilnehmerwerbung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 calcext:value-type="string">
            <text:p>Stand:</text:p>
          </table:table-cell>
          <table:table-cell table:style-name="ce4" table:formula="of:=[Daten.B2]" office:value-type="date" office:date-value="2099-12-01T12:00:00" calcext:value-type="date">
            <text:p>01.12.99 12:00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4">
          <table:table-cell table:number-columns-repeated="4"/>
        </table:table-row>
        <table:table-row table:style-name="ro3" table:number-rows-repeated="3">
          <table:table-cell table:number-columns-repeated="4"/>
        </table:table-row>
        <table:table-row table:style-name="ro4">
          <table:table-cell table:number-columns-repeated="4"/>
        </table:table-row>
        <table:table-row table:style-name="ro3" table:number-rows-repeated="9">
          <table:table-cell table:number-columns-repeated="4"/>
        </table:table-row>
        <table:table-row table:style-name="ro4">
          <table:table-cell table:number-columns-repeated="4"/>
        </table:table-row>
        <table:table-row table:style-name="ro3" table:number-rows-repeated="4">
          <table:table-cell table:number-columns-repeated="4"/>
        </table:table-row>
        <table:table-row table:style-name="ro4">
          <table:table-cell table:number-columns-repeated="4"/>
        </table:table-row>
        <table:table-row table:style-name="ro3" table:number-rows-repeated="4">
          <table:table-cell table:number-columns-repeated="4"/>
        </table:table-row>
        <table:table-row table:style-name="ro4">
          <table:table-cell table:number-columns-repeated="4"/>
        </table:table-row>
        <table:table-row table:style-name="ro3">
          <table:table-cell/>
          <table:table-cell table:style-name="ce5" office:value-type="string" calcext:value-type="string">
            <text:p>Auftakt</text:p>
          </table:table-cell>
          <table:table-cell table:style-name="ce5" office:value-type="string" calcext:value-type="string">
            <text:p>Online</text:p>
          </table:table-cell>
          <table:table-cell table:style-name="ce5" office:value-type="string" calcext:value-type="string">
            <text:p>Gesamt</text:p>
          </table:table-cell>
        </table:table-row>
        <table:table-row table:style-name="ro3">
          <table:table-cell/>
          <table:table-cell table:style-name="ce6" table:formula="of:=[Daten.B115]" office:value-type="float" office:value="0" calcext:value-type="float">
            <text:p>0</text:p>
          </table:table-cell>
          <table:table-cell table:style-name="ce6" table:formula="of:=[Daten.B114]" office:value-type="float" office:value="0" calcext:value-type="float">
            <text:p>0</text:p>
          </table:table-cell>
          <table:table-cell table:style-name="ce6" table:formula="of:=[Daten.B116]" office:value-type="float" office:value="0" calcext:value-type="float">
            <text:p>0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Daten" table:style-name="ta1" table:print="false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8" table:default-cell-style-name="ce8"/>
        <table:table-column table:style-name="co4" table:number-columns-repeated="1017" table:default-cell-style-name="Default"/>
        <table:table-row table:style-name="ro6">
          <table:table-cell table:style-name="ce1" office:value-type="string" calcext:value-type="string">
            <text:p>Daten</text:p>
          </table:table-cell>
          <table:table-cell table:style-name="Default" table:number-columns-repeated="6"/>
          <table:table-cell table:number-columns-repeated="1017"/>
        </table:table-row>
        <table:table-row table:style-name="ro6">
          <table:table-cell table:style-name="ce7" office:value-type="string" calcext:value-type="string">
            <text:p>Aktuelles Datum:</text:p>
          </table:table-cell>
          <table:table-cell table:style-name="ce10" office:value-type="date" office:date-value="2099-12-01T12:00:00" calcext:value-type="date">
            <text:p>01.12.99 12:00</text:p>
          </table:table-cell>
          <table:table-cell table:style-name="Default" table:number-columns-repeated="5"/>
          <table:table-cell table:number-columns-repeated="1017"/>
        </table:table-row>
        <table:table-row table:style-name="ro6">
          <table:table-cell table:style-name="ce7" office:value-type="string" calcext:value-type="string">
            <text:p>Anmeldestand:</text:p>
          </table:table-cell>
          <table:table-cell table:style-name="Default" table:number-columns-repeated="6"/>
          <table:table-cell table:number-columns-repeated="1017"/>
        </table:table-row>
        <table:table-row table:style-name="ro7">
          <table:table-cell/>
          <table:table-cell table:style-name="ce11" office:value-type="string" calcext:value-type="string">
            <text:p>Gesamt</text:p>
          </table:table-cell>
          <table:table-cell table:style-name="ce11" office:value-type="string" calcext:value-type="string">
            <text:p>Gebuchte Plätze</text:p>
          </table:table-cell>
          <table:table-cell table:style-name="ce11" office:value-type="string" calcext:value-type="string">
            <text:p>Freie Plätze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Plätz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ilnehmer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ezielte Nachwerbung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Anzahl von Ausschüss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Ausschuss 1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9" office:value-type="string" calcext:value-type="string">
            <text:p>Teilnehmer</text:p>
          </table:table-cell>
          <table:table-cell table:style-name="ce9" office:value-type="string" calcext:value-type="string">
            <text:p>Freie Plätze</text:p>
          </table:table-cell>
          <table:table-cell table:style-name="ce9" office:value-type="string" calcext:value-type="string">
            <text:p>Gezielte Nachwerbung</text:p>
          </table:table-cell>
          <table:table-cell table:style-name="ce9" office:value-type="string" calcext:value-type="string">
            <text:p>Freie Plätze</text:p>
          </table:table-cell>
          <table:table-cell table:style-name="ce7" table:number-columns-repeated="1017"/>
        </table:table-row>
        <table:table-row table:style-name="ro3">
          <table:table-cell office:value-type="string" calcext:value-type="string">
            <text:p>Gesamt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 bis 2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 bis 4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45 bis 6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5 plus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ine andere Sprach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hrere Sprache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ine Angab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Ausschuss 2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9" office:value-type="string" calcext:value-type="string">
            <text:p>Teilnehmer</text:p>
          </table:table-cell>
          <table:table-cell table:style-name="ce9" office:value-type="string" calcext:value-type="string">
            <text:p>Freie Plätze</text:p>
          </table:table-cell>
          <table:table-cell table:style-name="ce9" office:value-type="string" calcext:value-type="string">
            <text:p>Gezielte Nachwerbung</text:p>
          </table:table-cell>
          <table:table-cell table:style-name="ce9" office:value-type="string" calcext:value-type="string">
            <text:p>Freie Plätze</text:p>
          </table:table-cell>
          <table:table-cell table:style-name="ce7" table:number-columns-repeated="1017"/>
        </table:table-row>
        <table:table-row table:style-name="ro3">
          <table:table-cell office:value-type="string" calcext:value-type="string">
            <text:p>Gesamt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 bis 2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 bis 4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45 bis 6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5 plus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ine andere Sprach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hrere Sprache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ine Angab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Ausschuss 3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9" office:value-type="string" calcext:value-type="string">
            <text:p>Teilnehmer</text:p>
          </table:table-cell>
          <table:table-cell table:style-name="ce9" office:value-type="string" calcext:value-type="string">
            <text:p>Freie Plätze</text:p>
          </table:table-cell>
          <table:table-cell table:style-name="ce9" office:value-type="string" calcext:value-type="string">
            <text:p>Gezielte Nachwerbung</text:p>
          </table:table-cell>
          <table:table-cell table:style-name="ce9" office:value-type="string" calcext:value-type="string">
            <text:p>Freie Plätze</text:p>
          </table:table-cell>
          <table:table-cell table:style-name="ce7" table:number-columns-repeated="1017"/>
        </table:table-row>
        <table:table-row table:style-name="ro3">
          <table:table-cell office:value-type="string" calcext:value-type="string">
            <text:p>Gesamt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 bis 2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 bis 4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45 bis 6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5 plus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ine andere Sprach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hrere Sprache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ine Angab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Ausschuss 4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style-name="ce9" office:value-type="string" calcext:value-type="string">
            <text:p>Teilnehmer</text:p>
          </table:table-cell>
          <table:table-cell table:style-name="ce9" office:value-type="string" calcext:value-type="string">
            <text:p>Freie Plätze</text:p>
          </table:table-cell>
          <table:table-cell table:style-name="ce9" office:value-type="string" calcext:value-type="string">
            <text:p>Gezielte Nachwerbung</text:p>
          </table:table-cell>
          <table:table-cell table:style-name="ce9" office:value-type="string" calcext:value-type="string">
            <text:p>Freie Plätze</text:p>
          </table:table-cell>
          <table:table-cell table:style-name="ce7" table:number-columns-repeated="1017"/>
        </table:table-row>
        <table:table-row table:style-name="ro3">
          <table:table-cell office:value-type="string" calcext:value-type="string">
            <text:p>Gesamt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 bis 2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 bis 4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45 bis 64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5 plus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ine andere Sprach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hrere Sprachen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ine Angabe</text:p>
          </table:table-cell>
          <table:table-cell/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buchte Plätze</text:p>
          </table:table-cell>
          <table:table-cell table:number-columns-repeated="1021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office:value-type="string" calcext:value-type="string">
            <text:p>Sonstige Teilnehmer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Manuell abschätzen)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table:style-name="Default" office:value-type="string" calcext:value-type="string">
            <text:p>davon Experten ohne Ausschuss, Admins, Leer etc.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 office:value-type="string" calcext:value-type="string">
            <text:p>Online TN</text:p>
          </table:table-cell>
          <table:table-cell table:style-name="Default" table:formula="of:=[.B104]-[.B105]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17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/>
          <table:table-cell table:style-name="ce7" office:value-type="string" calcext:value-type="string">
            <text:p>Teilnehmende</text:p>
          </table:table-cell>
          <table:table-cell table:style-name="ce7" table:formula="of:=[.A13]" office:value-type="string" office:string-value="Mann" calcext:value-type="string">
            <text:p>Mann</text:p>
          </table:table-cell>
          <table:table-cell table:style-name="ce7" table:formula="of:=[.A15]" office:value-type="string" office:string-value="Frau" calcext:value-type="string">
            <text:p>Frau</text:p>
          </table:table-cell>
          <table:table-cell table:style-name="ce7" table:formula="of:=[.A17]" office:value-type="string" office:string-value="16 bis 24" calcext:value-type="string">
            <text:p>16 bis 24</text:p>
          </table:table-cell>
          <table:table-cell table:style-name="ce7" table:formula="of:=[.A19]" office:value-type="string" office:string-value="25 bis 44" calcext:value-type="string">
            <text:p>25 bis 44</text:p>
          </table:table-cell>
          <table:table-cell table:style-name="ce7" table:formula="of:=[.A21]" office:value-type="string" office:string-value="45 bis 64" calcext:value-type="string">
            <text:p>45 bis 64</text:p>
          </table:table-cell>
          <table:table-cell table:style-name="ce7" table:formula="of:=[.A23]" office:value-type="string" office:string-value="65 plus" calcext:value-type="string">
            <text:p>65 plus</text:p>
          </table:table-cell>
          <table:table-cell table:style-name="ce7" table:formula="of:=[.A25]" office:value-type="string" office:string-value="deutsch" calcext:value-type="string">
            <text:p>deutsch</text:p>
          </table:table-cell>
          <table:table-cell table:style-name="ce7" table:formula="of:=[.A27]" office:value-type="string" office:string-value="eine andere Sprache" calcext:value-type="string">
            <text:p>eine andere Sprache</text:p>
          </table:table-cell>
          <table:table-cell table:style-name="ce7" table:formula="of:=[.A29]" office:value-type="string" office:string-value="mehrere Sprachen" calcext:value-type="string">
            <text:p>mehrere Sprachen</text:p>
          </table:table-cell>
          <table:table-cell table:style-name="ce7" table:formula="of:=[.A31]" office:value-type="string" office:string-value="keine Angabe" calcext:value-type="string">
            <text:p>keine Angabe</text:p>
          </table:table-cell>
          <table:table-cell table:style-name="ce7" office:value-type="string" calcext:value-type="string">
            <text:p>via Nachwerbung</text:p>
          </table:table-cell>
          <table:table-cell table:style-name="ce7" office:value-type="string" calcext:value-type="string">
            <text:p>Check M/F</text:p>
          </table:table-cell>
          <table:table-cell table:style-name="ce7" office:value-type="string" calcext:value-type="string">
            <text:p>Check Alter</text:p>
          </table:table-cell>
          <table:table-cell table:style-name="ce7" office:value-type="string" calcext:value-type="string">
            <text:p>Check Sprache</text:p>
          </table:table-cell>
          <table:table-cell table:number-columns-repeated="1008"/>
        </table:table-row>
        <table:table-row table:style-name="ro3">
          <table:table-cell table:style-name="Default" table:formula="of:=[.A10]" office:value-type="string" office:string-value="Ausschuss 1" calcext:value-type="string">
            <text:p>Ausschuss 1</text:p>
          </table:table-cell>
          <table:table-cell table:style-name="ce7" table:formula="of:=SUM([.D12];[.F12])" office:value-type="float" office:value="0" calcext:value-type="float">
            <text:p>0</text:p>
          </table:table-cell>
          <table:table-cell table:style-name="Default" table:formula="of:=[.D14]+[.F14]" office:value-type="float" office:value="0" calcext:value-type="float">
            <text:p>0</text:p>
          </table:table-cell>
          <table:table-cell table:style-name="Default" table:formula="of:=[.D16]+[.F16]" office:value-type="float" office:value="0" calcext:value-type="float">
            <text:p>0</text:p>
          </table:table-cell>
          <table:table-cell table:style-name="Default" table:formula="of:=[.D18]+[.F18]" office:value-type="float" office:value="0" calcext:value-type="float">
            <text:p>0</text:p>
          </table:table-cell>
          <table:table-cell table:style-name="Default" table:formula="of:=[.D20]+[.F20]" office:value-type="float" office:value="0" calcext:value-type="float">
            <text:p>0</text:p>
          </table:table-cell>
          <table:table-cell table:style-name="Default" table:formula="of:=[.D22]+[.F22]" office:value-type="float" office:value="0" calcext:value-type="float">
            <text:p>0</text:p>
          </table:table-cell>
          <table:table-cell table:formula="of:=[.D24]+[.F24]" office:value-type="float" office:value="0" calcext:value-type="float">
            <text:p>0</text:p>
          </table:table-cell>
          <table:table-cell table:formula="of:=[.D26]+[.F26]" office:value-type="float" office:value="0" calcext:value-type="float">
            <text:p>0</text:p>
          </table:table-cell>
          <table:table-cell table:formula="of:=[.D28]+[.F28]" office:value-type="float" office:value="0" calcext:value-type="float">
            <text:p>0</text:p>
          </table:table-cell>
          <table:table-cell table:formula="of:=[.D30]+[.D30]" office:value-type="float" office:value="0" calcext:value-type="float">
            <text:p>0</text:p>
          </table:table-cell>
          <table:table-cell table:formula="of:=[.D32]+[.F3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IF(SUM([.C110:.D110])=[.B110];&quot;ok&quot;;&quot;FEHLER&quot;)" office:value-type="string" office:string-value="ok" calcext:value-type="string">
            <text:p>ok</text:p>
          </table:table-cell>
          <table:table-cell table:formula="of:=IF(SUM([.E110:.H110])=[.B110];&quot;ok&quot;;&quot;FEHLER&quot;)" office:value-type="string" office:string-value="ok" calcext:value-type="string">
            <text:p>ok</text:p>
          </table:table-cell>
          <table:table-cell table:formula="of:=IF(SUM([.I110:.L110])=[.B110];&quot;ok&quot;;&quot;FEHLER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3">
          <table:table-cell table:style-name="Default" table:formula="of:=[.A33]" office:value-type="string" office:string-value="Ausschuss 2" calcext:value-type="string">
            <text:p>Ausschuss 2</text:p>
          </table:table-cell>
          <table:table-cell table:style-name="ce7" table:formula="of:=SUM([.D35];[.F35])" office:value-type="float" office:value="0" calcext:value-type="float">
            <text:p>0</text:p>
          </table:table-cell>
          <table:table-cell table:style-name="Default" table:formula="of:=[.D37]+[.F37]" office:value-type="float" office:value="0" calcext:value-type="float">
            <text:p>0</text:p>
          </table:table-cell>
          <table:table-cell table:style-name="Default" table:formula="of:=[.D39]+[.F39]" office:value-type="float" office:value="0" calcext:value-type="float">
            <text:p>0</text:p>
          </table:table-cell>
          <table:table-cell table:style-name="Default" table:formula="of:=[.D41]+[.F41]" office:value-type="float" office:value="0" calcext:value-type="float">
            <text:p>0</text:p>
          </table:table-cell>
          <table:table-cell table:style-name="Default" table:formula="of:=[.D43]+[.F43]" office:value-type="float" office:value="0" calcext:value-type="float">
            <text:p>0</text:p>
          </table:table-cell>
          <table:table-cell table:style-name="Default" table:formula="of:=[.D45]+[.F45]" office:value-type="float" office:value="0" calcext:value-type="float">
            <text:p>0</text:p>
          </table:table-cell>
          <table:table-cell table:formula="of:=[.D47]+[.F47]" office:value-type="float" office:value="0" calcext:value-type="float">
            <text:p>0</text:p>
          </table:table-cell>
          <table:table-cell table:formula="of:=[.D49]+[.F49]" office:value-type="float" office:value="0" calcext:value-type="float">
            <text:p>0</text:p>
          </table:table-cell>
          <table:table-cell table:formula="of:=[.D51]+[.F51]" office:value-type="float" office:value="0" calcext:value-type="float">
            <text:p>0</text:p>
          </table:table-cell>
          <table:table-cell table:formula="of:=[.D53]+[.F53]" office:value-type="float" office:value="0" calcext:value-type="float">
            <text:p>0</text:p>
          </table:table-cell>
          <table:table-cell table:formula="of:=[.D55]+[.F5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IF(SUM([.C111:.D111])=[.B111];&quot;ok&quot;;&quot;FEHLER&quot;)" office:value-type="string" office:string-value="ok" calcext:value-type="string">
            <text:p>ok</text:p>
          </table:table-cell>
          <table:table-cell table:formula="of:=IF(SUM([.E111:.H111])=[.B111];&quot;ok&quot;;&quot;FEHLER&quot;)" office:value-type="string" office:string-value="ok" calcext:value-type="string">
            <text:p>ok</text:p>
          </table:table-cell>
          <table:table-cell table:formula="of:=IF(SUM([.I111:.L111])=[.B111];&quot;ok&quot;;&quot;FEHLER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3">
          <table:table-cell table:style-name="Default" table:formula="of:=[.A56]" office:value-type="string" office:string-value="Ausschuss 3" calcext:value-type="string">
            <text:p>Ausschuss 3</text:p>
          </table:table-cell>
          <table:table-cell table:style-name="ce7" table:formula="of:=SUM([.D58];[.F58])" office:value-type="float" office:value="0" calcext:value-type="float">
            <text:p>0</text:p>
          </table:table-cell>
          <table:table-cell table:style-name="Default" table:formula="of:=[.D60]+[.F60]" office:value-type="float" office:value="0" calcext:value-type="float">
            <text:p>0</text:p>
          </table:table-cell>
          <table:table-cell table:style-name="Default" table:formula="of:=[.D62]+[.F62]" office:value-type="float" office:value="0" calcext:value-type="float">
            <text:p>0</text:p>
          </table:table-cell>
          <table:table-cell table:style-name="Default" table:formula="of:=[.D64]+[.F64]" office:value-type="float" office:value="0" calcext:value-type="float">
            <text:p>0</text:p>
          </table:table-cell>
          <table:table-cell table:style-name="Default" table:formula="of:=[.D66]+[.F66]" office:value-type="float" office:value="0" calcext:value-type="float">
            <text:p>0</text:p>
          </table:table-cell>
          <table:table-cell table:style-name="Default" table:formula="of:=[.D68]+[.F68]" office:value-type="float" office:value="0" calcext:value-type="float">
            <text:p>0</text:p>
          </table:table-cell>
          <table:table-cell table:formula="of:=[.D70]+[.F70]" office:value-type="float" office:value="0" calcext:value-type="float">
            <text:p>0</text:p>
          </table:table-cell>
          <table:table-cell table:formula="of:=[.D72]+[.F72]" office:value-type="float" office:value="0" calcext:value-type="float">
            <text:p>0</text:p>
          </table:table-cell>
          <table:table-cell table:formula="of:=[.D74]+[.F74]" office:value-type="float" office:value="0" calcext:value-type="float">
            <text:p>0</text:p>
          </table:table-cell>
          <table:table-cell table:formula="of:=[.D76]+[.F76]" office:value-type="float" office:value="0" calcext:value-type="float">
            <text:p>0</text:p>
          </table:table-cell>
          <table:table-cell table:formula="of:=[.D78]+[.F78]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IF(SUM([.C112:.D112])=[.B112];&quot;ok&quot;;&quot;FEHLER&quot;)" office:value-type="string" office:string-value="ok" calcext:value-type="string">
            <text:p>ok</text:p>
          </table:table-cell>
          <table:table-cell table:formula="of:=IF(SUM([.E112:.H112])=[.B112];&quot;ok&quot;;&quot;FEHLER&quot;)" office:value-type="string" office:string-value="ok" calcext:value-type="string">
            <text:p>ok</text:p>
          </table:table-cell>
          <table:table-cell table:formula="of:=IF(SUM([.I112:.L112])=[.B112];&quot;ok&quot;;&quot;FEHLER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3">
          <table:table-cell table:style-name="Default" table:formula="of:=[.A79]" office:value-type="string" office:string-value="Ausschuss 4" calcext:value-type="string">
            <text:p>Ausschuss 4</text:p>
          </table:table-cell>
          <table:table-cell table:style-name="ce7" table:formula="of:=SUM([.D81];[.F81])" office:value-type="float" office:value="0" calcext:value-type="float">
            <text:p>0</text:p>
          </table:table-cell>
          <table:table-cell table:style-name="Default" table:formula="of:=[.D83]+[.F83]" office:value-type="float" office:value="0" calcext:value-type="float">
            <text:p>0</text:p>
          </table:table-cell>
          <table:table-cell table:style-name="Default" table:formula="of:=[.D85]+[.F85]" office:value-type="float" office:value="0" calcext:value-type="float">
            <text:p>0</text:p>
          </table:table-cell>
          <table:table-cell table:style-name="Default" table:formula="of:=[.D87]+[.F87]" office:value-type="float" office:value="0" calcext:value-type="float">
            <text:p>0</text:p>
          </table:table-cell>
          <table:table-cell table:style-name="Default" table:formula="of:=[.D89]+[.F89]" office:value-type="float" office:value="0" calcext:value-type="float">
            <text:p>0</text:p>
          </table:table-cell>
          <table:table-cell table:style-name="Default" table:formula="of:=[.D91]+[.F91]" office:value-type="float" office:value="0" calcext:value-type="float">
            <text:p>0</text:p>
          </table:table-cell>
          <table:table-cell table:formula="of:=[.D93]+[.F93]" office:value-type="float" office:value="0" calcext:value-type="float">
            <text:p>0</text:p>
          </table:table-cell>
          <table:table-cell table:formula="of:=[.D95]+[.F95]" office:value-type="float" office:value="0" calcext:value-type="float">
            <text:p>0</text:p>
          </table:table-cell>
          <table:table-cell table:formula="of:=[.D97]+[.F97]" office:value-type="float" office:value="0" calcext:value-type="float">
            <text:p>0</text:p>
          </table:table-cell>
          <table:table-cell table:formula="of:=[.D99]+[.F99]" office:value-type="float" office:value="0" calcext:value-type="float">
            <text:p>0</text:p>
          </table:table-cell>
          <table:table-cell table:formula="of:=[.D101]+[.F101]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formula="of:=IF(SUM([.C113:.D113])=[.B113];&quot;ok&quot;;&quot;FEHLER&quot;)" office:value-type="string" office:string-value="ok" calcext:value-type="string">
            <text:p>ok</text:p>
          </table:table-cell>
          <table:table-cell table:formula="of:=IF(SUM([.E113:.H113])=[.B113];&quot;ok&quot;;&quot;FEHLER&quot;)" office:value-type="string" office:string-value="ok" calcext:value-type="string">
            <text:p>ok</text:p>
          </table:table-cell>
          <table:table-cell table:formula="of:=IF(SUM([.I113:.L113])=[.B113];&quot;ok&quot;;&quot;FEHLER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3">
          <table:table-cell table:style-name="Default" office:value-type="string" calcext:value-type="string">
            <text:p>TN ab Online-Werkstatt</text:p>
          </table:table-cell>
          <table:table-cell table:style-name="ce7" table:formula="of:=[.B106]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 office:value-type="string" calcext:value-type="string">
            <text:p>Summe Auftakt</text:p>
          </table:table-cell>
          <table:table-cell table:style-name="ce7" table:formula="of:=SUM([.B110:.B113])" office:value-type="float" office:value="0" calcext:value-type="float">
            <text:p>0</text:p>
          </table:table-cell>
          <table:table-cell table:style-name="Default" table:formula="of:=SUM([.C110:.C113])" office:value-type="float" office:value="0" calcext:value-type="float">
            <text:p>0</text:p>
          </table:table-cell>
          <table:table-cell table:style-name="Default" table:formula="of:=SUM([.D110:.D113])" office:value-type="float" office:value="0" calcext:value-type="float">
            <text:p>0</text:p>
          </table:table-cell>
          <table:table-cell table:style-name="Default" table:formula="of:=SUM([.E110:.E113])" office:value-type="float" office:value="0" calcext:value-type="float">
            <text:p>0</text:p>
          </table:table-cell>
          <table:table-cell table:style-name="Default" table:formula="of:=SUM([.F110:.F113])" office:value-type="float" office:value="0" calcext:value-type="float">
            <text:p>0</text:p>
          </table:table-cell>
          <table:table-cell table:style-name="Default" table:formula="of:=SUM([.G110:.G113])" office:value-type="float" office:value="0" calcext:value-type="float">
            <text:p>0</text:p>
          </table:table-cell>
          <table:table-cell table:formula="of:=SUM([.H110:.H113])" office:value-type="float" office:value="0" calcext:value-type="float">
            <text:p>0</text:p>
          </table:table-cell>
          <table:table-cell table:formula="of:=SUM([.I110:.I113])" office:value-type="float" office:value="0" calcext:value-type="float">
            <text:p>0</text:p>
          </table:table-cell>
          <table:table-cell table:formula="of:=SUM([.J110:.J113])" office:value-type="float" office:value="0" calcext:value-type="float">
            <text:p>0</text:p>
          </table:table-cell>
          <table:table-cell table:formula="of:=SUM([.K110:.K113])" office:value-type="float" office:value="0" calcext:value-type="float">
            <text:p>0</text:p>
          </table:table-cell>
          <table:table-cell table:formula="of:=SUM([.L110:.L113])" office:value-type="float" office:value="0" calcext:value-type="float">
            <text:p>0</text:p>
          </table:table-cell>
          <table:table-cell table:formula="of:=SUM([.M110:.M113])" office:value-type="float" office:value="0" calcext:value-type="float">
            <text:p>0</text:p>
          </table:table-cell>
          <table:table-cell table:formula="of:=IF(SUM([.C115:.D115])=[.B115];&quot;ok&quot;;&quot;FEHLER&quot;)" office:value-type="string" office:string-value="ok" calcext:value-type="string">
            <text:p>ok</text:p>
          </table:table-cell>
          <table:table-cell table:formula="of:=IF(SUM([.E115:.H115])=[.B115];&quot;ok&quot;;&quot;FEHLER&quot;)" office:value-type="string" office:string-value="ok" calcext:value-type="string">
            <text:p>ok</text:p>
          </table:table-cell>
          <table:table-cell table:formula="of:=IF(SUM([.I115:.L115])=[.B115];&quot;ok&quot;;&quot;FEHLER&quot;)" office:value-type="string" office:string-value="ok" calcext:value-type="string">
            <text:p>ok</text:p>
          </table:table-cell>
          <table:table-cell table:number-columns-repeated="1008"/>
        </table:table-row>
        <table:table-row table:style-name="ro3">
          <table:table-cell table:style-name="Default" office:value-type="string" calcext:value-type="string">
            <text:p>Summe Gesamt</text:p>
          </table:table-cell>
          <table:table-cell table:style-name="ce7" table:formula="of:=SUM([.B110:.B114])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017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/>
          <table:table-cell table:style-name="ce7" table:formula="of:=[.C109]" office:value-type="string" office:string-value="Mann" calcext:value-type="string">
            <text:p>Mann</text:p>
          </table:table-cell>
          <table:table-cell table:style-name="ce7" table:formula="of:=[.D109]" office:value-type="string" office:string-value="Frau" calcext:value-type="string">
            <text:p>Frau</text:p>
          </table:table-cell>
          <table:table-cell table:style-name="Default" table:number-columns-repeated="4"/>
          <table:table-cell table:style-name="ce7" office:value-type="string" calcext:value-type="string">
            <text:p>Auftakt</text:p>
          </table:table-cell>
          <table:table-cell table:style-name="ce7" office:value-type="string" calcext:value-type="string">
            <text:p>Online</text:p>
          </table:table-cell>
          <table:table-cell table:number-columns-repeated="1015"/>
        </table:table-row>
        <table:table-row table:style-name="ro3">
          <table:table-cell table:style-name="Default" table:formula="of:=[.A110]" office:value-type="string" office:string-value="Ausschuss 1" calcext:value-type="string">
            <text:p>Ausschuss 1</text:p>
          </table:table-cell>
          <table:table-cell table:style-name="Default" table:formula="of:=[.C110]" office:value-type="float" office:value="0" calcext:value-type="float">
            <text:p>0</text:p>
          </table:table-cell>
          <table:table-cell table:style-name="Default" table:formula="of:=[.D11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[.A110]" office:value-type="string" office:string-value="Ausschuss 1" calcext:value-type="string">
            <text:p>Ausschuss 1</text:p>
          </table:table-cell>
          <table:table-cell table:formula="of:=[.B1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Default" table:formula="of:=[.A111]" office:value-type="string" office:string-value="Ausschuss 2" calcext:value-type="string">
            <text:p>Ausschuss 2</text:p>
          </table:table-cell>
          <table:table-cell table:style-name="Default" table:formula="of:=[.C111]" office:value-type="float" office:value="0" calcext:value-type="float">
            <text:p>0</text:p>
          </table:table-cell>
          <table:table-cell table:style-name="Default" table:formula="of:=[.D111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[.A111]" office:value-type="string" office:string-value="Ausschuss 2" calcext:value-type="string">
            <text:p>Ausschuss 2</text:p>
          </table:table-cell>
          <table:table-cell table:formula="of:=[.B1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Default" table:formula="of:=[.A112]" office:value-type="string" office:string-value="Ausschuss 3" calcext:value-type="string">
            <text:p>Ausschuss 3</text:p>
          </table:table-cell>
          <table:table-cell table:style-name="Default" table:formula="of:=[.C112]" office:value-type="float" office:value="0" calcext:value-type="float">
            <text:p>0</text:p>
          </table:table-cell>
          <table:table-cell table:style-name="Default" table:formula="of:=[.D11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[.A112]" office:value-type="string" office:string-value="Ausschuss 3" calcext:value-type="string">
            <text:p>Ausschuss 3</text:p>
          </table:table-cell>
          <table:table-cell table:formula="of:=[.B1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Default" table:formula="of:=[.A113]" office:value-type="string" office:string-value="Ausschuss 4" calcext:value-type="string">
            <text:p>Ausschuss 4</text:p>
          </table:table-cell>
          <table:table-cell table:style-name="Default" table:formula="of:=[.C113]" office:value-type="float" office:value="0" calcext:value-type="float">
            <text:p>0</text:p>
          </table:table-cell>
          <table:table-cell table:style-name="Default" table:formula="of:=[.D113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[.A113]" office:value-type="string" office:string-value="Ausschuss 4" calcext:value-type="string">
            <text:p>Ausschuss 4</text:p>
          </table:table-cell>
          <table:table-cell table:formula="of:=[.B1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Summe</text:p>
          </table:table-cell>
          <table:table-cell table:style-name="Default" table:formula="of:=SUM([.B120:.B123])" office:value-type="float" office:value="0" calcext:value-type="float">
            <text:p>0</text:p>
          </table:table-cell>
          <table:table-cell table:style-name="Default" table:formula="of:=SUM([.C120:.C123])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nline</text:p>
          </table:table-cell>
          <table:table-cell/>
          <table:table-cell table:formula="of:=[.B114]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/>
          <table:table-cell table:style-name="ce7" table:formula="of:=[.E109]" office:value-type="string" office:string-value="16 bis 24" calcext:value-type="string">
            <text:p>16 bis 24</text:p>
          </table:table-cell>
          <table:table-cell table:style-name="ce7" table:formula="of:=[.F109]" office:value-type="string" office:string-value="25 bis 44" calcext:value-type="string">
            <text:p>25 bis 44</text:p>
          </table:table-cell>
          <table:table-cell table:style-name="ce7" table:formula="of:=[.G109]" office:value-type="string" office:string-value="45 bis 64" calcext:value-type="string">
            <text:p>45 bis 64</text:p>
          </table:table-cell>
          <table:table-cell table:style-name="ce7" table:formula="of:=[.H109]" office:value-type="string" office:string-value="65 plus" calcext:value-type="string">
            <text:p>65 plus</text:p>
          </table:table-cell>
          <table:table-cell table:style-name="Default" table:number-columns-repeated="2"/>
          <table:table-cell table:style-name="ce7" table:formula="of:=[.I109]" office:value-type="string" office:string-value="deutsch" calcext:value-type="string">
            <text:p>deutsch</text:p>
          </table:table-cell>
          <table:table-cell table:style-name="ce7" table:formula="of:=[.J109]" office:value-type="string" office:string-value="eine andere Sprache" calcext:value-type="string">
            <text:p>eine andere Sprache</text:p>
          </table:table-cell>
          <table:table-cell table:style-name="ce7" table:formula="of:=[.K109]" office:value-type="string" office:string-value="mehrere Sprachen" calcext:value-type="string">
            <text:p>mehrere Sprachen</text:p>
          </table:table-cell>
          <table:table-cell table:style-name="ce7" table:formula="of:=[.L109]" office:value-type="string" office:string-value="keine Angabe" calcext:value-type="string">
            <text:p>keine Angabe</text:p>
          </table:table-cell>
          <table:table-cell table:number-columns-repeated="1013"/>
        </table:table-row>
        <table:table-row table:style-name="ro3">
          <table:table-cell table:style-name="Default" table:formula="of:=[.A110]" office:value-type="string" office:string-value="Ausschuss 1" calcext:value-type="string">
            <text:p>Ausschuss 1</text:p>
          </table:table-cell>
          <table:table-cell table:style-name="Default" table:formula="of:=[.E110]" office:value-type="float" office:value="0" calcext:value-type="float">
            <text:p>0</text:p>
          </table:table-cell>
          <table:table-cell table:style-name="Default" table:formula="of:=[.F110]" office:value-type="float" office:value="0" calcext:value-type="float">
            <text:p>0</text:p>
          </table:table-cell>
          <table:table-cell table:style-name="Default" table:formula="of:=[.G110]" office:value-type="float" office:value="0" calcext:value-type="float">
            <text:p>0</text:p>
          </table:table-cell>
          <table:table-cell table:style-name="Default" table:formula="of:=[.H110]" office:value-type="float" office:value="0" calcext:value-type="float">
            <text:p>0</text:p>
          </table:table-cell>
          <table:table-cell table:style-name="Default"/>
          <table:table-cell table:style-name="Default" table:formula="of:=[.A110]" office:value-type="string" office:string-value="Ausschuss 1" calcext:value-type="string">
            <text:p>Ausschuss 1</text:p>
          </table:table-cell>
          <table:table-cell table:formula="of:=[.I110]" office:value-type="float" office:value="0" calcext:value-type="float">
            <text:p>0</text:p>
          </table:table-cell>
          <table:table-cell table:formula="of:=[.J110]" office:value-type="float" office:value="0" calcext:value-type="float">
            <text:p>0</text:p>
          </table:table-cell>
          <table:table-cell table:formula="of:=[.K110]" office:value-type="float" office:value="0" calcext:value-type="float">
            <text:p>0</text:p>
          </table:table-cell>
          <table:table-cell table:formula="of:=[.L110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 table:formula="of:=[.A111]" office:value-type="string" office:string-value="Ausschuss 2" calcext:value-type="string">
            <text:p>Ausschuss 2</text:p>
          </table:table-cell>
          <table:table-cell table:style-name="Default" table:formula="of:=[.E111]" office:value-type="float" office:value="0" calcext:value-type="float">
            <text:p>0</text:p>
          </table:table-cell>
          <table:table-cell table:style-name="Default" table:formula="of:=[.F111]" office:value-type="float" office:value="0" calcext:value-type="float">
            <text:p>0</text:p>
          </table:table-cell>
          <table:table-cell table:style-name="Default" table:formula="of:=[.G111]" office:value-type="float" office:value="0" calcext:value-type="float">
            <text:p>0</text:p>
          </table:table-cell>
          <table:table-cell table:style-name="Default" table:formula="of:=[.H111]" office:value-type="float" office:value="0" calcext:value-type="float">
            <text:p>0</text:p>
          </table:table-cell>
          <table:table-cell table:style-name="Default"/>
          <table:table-cell table:style-name="Default" table:formula="of:=[.A111]" office:value-type="string" office:string-value="Ausschuss 2" calcext:value-type="string">
            <text:p>Ausschuss 2</text:p>
          </table:table-cell>
          <table:table-cell table:formula="of:=[.I111]" office:value-type="float" office:value="0" calcext:value-type="float">
            <text:p>0</text:p>
          </table:table-cell>
          <table:table-cell table:formula="of:=[.J111]" office:value-type="float" office:value="0" calcext:value-type="float">
            <text:p>0</text:p>
          </table:table-cell>
          <table:table-cell table:formula="of:=[.K111]" office:value-type="float" office:value="0" calcext:value-type="float">
            <text:p>0</text:p>
          </table:table-cell>
          <table:table-cell table:formula="of:=[.L111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 table:formula="of:=[.A112]" office:value-type="string" office:string-value="Ausschuss 3" calcext:value-type="string">
            <text:p>Ausschuss 3</text:p>
          </table:table-cell>
          <table:table-cell table:style-name="Default" table:formula="of:=[.E112]" office:value-type="float" office:value="0" calcext:value-type="float">
            <text:p>0</text:p>
          </table:table-cell>
          <table:table-cell table:style-name="Default" table:formula="of:=[.F112]" office:value-type="float" office:value="0" calcext:value-type="float">
            <text:p>0</text:p>
          </table:table-cell>
          <table:table-cell table:style-name="Default" table:formula="of:=[.G112]" office:value-type="float" office:value="0" calcext:value-type="float">
            <text:p>0</text:p>
          </table:table-cell>
          <table:table-cell table:style-name="Default" table:formula="of:=[.H112]" office:value-type="float" office:value="0" calcext:value-type="float">
            <text:p>0</text:p>
          </table:table-cell>
          <table:table-cell table:style-name="Default"/>
          <table:table-cell table:style-name="Default" table:formula="of:=[.A112]" office:value-type="string" office:string-value="Ausschuss 3" calcext:value-type="string">
            <text:p>Ausschuss 3</text:p>
          </table:table-cell>
          <table:table-cell table:formula="of:=[.I112]" office:value-type="float" office:value="0" calcext:value-type="float">
            <text:p>0</text:p>
          </table:table-cell>
          <table:table-cell table:formula="of:=[.J112]" office:value-type="float" office:value="0" calcext:value-type="float">
            <text:p>0</text:p>
          </table:table-cell>
          <table:table-cell table:formula="of:=[.K112]" office:value-type="float" office:value="0" calcext:value-type="float">
            <text:p>0</text:p>
          </table:table-cell>
          <table:table-cell table:formula="of:=[.L11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 table:formula="of:=[.A113]" office:value-type="string" office:string-value="Ausschuss 4" calcext:value-type="string">
            <text:p>Ausschuss 4</text:p>
          </table:table-cell>
          <table:table-cell table:style-name="Default" table:formula="of:=[.E113]" office:value-type="float" office:value="0" calcext:value-type="float">
            <text:p>0</text:p>
          </table:table-cell>
          <table:table-cell table:style-name="Default" table:formula="of:=[.F113]" office:value-type="float" office:value="0" calcext:value-type="float">
            <text:p>0</text:p>
          </table:table-cell>
          <table:table-cell table:style-name="Default" table:formula="of:=[.G113]" office:value-type="float" office:value="0" calcext:value-type="float">
            <text:p>0</text:p>
          </table:table-cell>
          <table:table-cell table:style-name="Default" table:formula="of:=[.H113]" office:value-type="float" office:value="0" calcext:value-type="float">
            <text:p>0</text:p>
          </table:table-cell>
          <table:table-cell table:style-name="Default"/>
          <table:table-cell table:style-name="Default" table:formula="of:=[.A113]" office:value-type="string" office:string-value="Ausschuss 4" calcext:value-type="string">
            <text:p>Ausschuss 4</text:p>
          </table:table-cell>
          <table:table-cell table:formula="of:=[.I113]" office:value-type="float" office:value="0" calcext:value-type="float">
            <text:p>0</text:p>
          </table:table-cell>
          <table:table-cell table:formula="of:=[.J113]" office:value-type="float" office:value="0" calcext:value-type="float">
            <text:p>0</text:p>
          </table:table-cell>
          <table:table-cell table:formula="of:=[.K113]" office:value-type="float" office:value="0" calcext:value-type="float">
            <text:p>0</text:p>
          </table:table-cell>
          <table:table-cell table:formula="of:=[.L113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Summe</text:p>
          </table:table-cell>
          <table:table-cell table:style-name="Default" table:formula="of:=SUM([.B128:.B131])" office:value-type="float" office:value="0" calcext:value-type="float">
            <text:p>0</text:p>
          </table:table-cell>
          <table:table-cell table:style-name="Default" table:formula="of:=SUM([.C128:.C131])" office:value-type="float" office:value="0" calcext:value-type="float">
            <text:p>0</text:p>
          </table:table-cell>
          <table:table-cell table:style-name="Default" table:formula="of:=SUM([.D128:.D131])" office:value-type="float" office:value="0" calcext:value-type="float">
            <text:p>0</text:p>
          </table:table-cell>
          <table:table-cell table:style-name="Default" table:formula="of:=SUM([.E128:.E131])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Summe</text:p>
          </table:table-cell>
          <table:table-cell table:formula="of:=SUM([.H128:.H131])" office:value-type="float" office:value="0" calcext:value-type="float">
            <text:p>0</text:p>
          </table:table-cell>
          <table:table-cell table:formula="of:=SUM([.I128:.I131])" office:value-type="float" office:value="0" calcext:value-type="float">
            <text:p>0</text:p>
          </table:table-cell>
          <table:table-cell table:formula="of:=SUM([.J128:.J131])" office:value-type="float" office:value="0" calcext:value-type="float">
            <text:p>0</text:p>
          </table:table-cell>
          <table:table-cell table:formula="of:=SUM([.K128:.K131])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3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/>
          <table:table-cell table:style-name="ce7" office:value-type="string" calcext:value-type="string">
            <text:p>Gebucht</text:p>
          </table:table-cell>
          <table:table-cell table:style-name="ce7" office:value-type="string" calcext:value-type="string">
            <text:p>Frei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table:style-name="Default" office:value-type="string" calcext:value-type="string">
            <text:p>Offene Anmeldung</text:p>
          </table:table-cell>
          <table:table-cell table:style-name="Default" table:formula="of:=[.C6]" office:value-type="float" office:value="0" calcext:value-type="float">
            <text:p>0</text:p>
          </table:table-cell>
          <table:table-cell table:style-name="Default" table:formula="of:=[.D6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table:style-name="Default" office:value-type="string" calcext:value-type="string">
            <text:p>Gezielte Nachwerbung</text:p>
          </table:table-cell>
          <table:table-cell table:style-name="Default" table:formula="of:=[.C7]" office:value-type="float" office:value="0" calcext:value-type="float">
            <text:p>0</text:p>
          </table:table-cell>
          <table:table-cell table:style-name="Default" table:formula="of:=[.D7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7"/>
        </table:table-row>
      </table:table>
      <table:table table:name="Verlauf" table:style-name="ta1" table:print="false">
        <table:table-column table:style-name="co10" table:default-cell-style-name="Default"/>
        <table:table-column table:style-name="co11" table:default-cell-style-name="ce16"/>
        <table:table-column table:style-name="co4" table:number-columns-repeated="1021" table:default-cell-style-name="Default"/>
        <table:table-row table:style-name="ro8">
          <table:table-cell table:style-name="ce12" office:value-type="string" calcext:value-type="string">
            <text:p>Datum</text:p>
          </table:table-cell>
          <table:table-cell table:style-name="ce14" office:value-type="string" calcext:value-type="string">
            <text:p>Anzahl angemeldeter Teilnehmer Auftakt</text:p>
          </table:table-cell>
          <table:table-cell table:style-name="ce17" table:number-columns-repeated="1021"/>
        </table:table-row>
        <table:table-row table:style-name="ro3">
          <table:table-cell table:style-name="ce13" office:value-type="date" office:date-value="1999-11-20" calcext:value-type="date">
            <text:p>20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]+1" office:value-type="date" office:date-value="1999-11-21" calcext:value-type="date">
            <text:p>21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]+1" office:value-type="date" office:date-value="1999-11-22" calcext:value-type="date">
            <text:p>22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4]+1" office:value-type="date" office:date-value="1999-11-23" calcext:value-type="date">
            <text:p>23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5]+1" office:value-type="date" office:date-value="1999-11-24" calcext:value-type="date">
            <text:p>24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6]+1" office:value-type="date" office:date-value="1999-11-25" calcext:value-type="date">
            <text:p>25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7]+1" office:value-type="date" office:date-value="1999-11-26" calcext:value-type="date">
            <text:p>26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8]+1" office:value-type="date" office:date-value="1999-11-27" calcext:value-type="date">
            <text:p>27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9]+1" office:value-type="date" office:date-value="1999-11-28" calcext:value-type="date">
            <text:p>28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0]+1" office:value-type="date" office:date-value="1999-11-29" calcext:value-type="date">
            <text:p>29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1]+1" office:value-type="date" office:date-value="1999-11-30" calcext:value-type="date">
            <text:p>30.11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2]+1" office:value-type="date" office:date-value="1999-12-01" calcext:value-type="date">
            <text:p>01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3]+1" office:value-type="date" office:date-value="1999-12-02" calcext:value-type="date">
            <text:p>02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4]+1" office:value-type="date" office:date-value="1999-12-03" calcext:value-type="date">
            <text:p>03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5]+1" office:value-type="date" office:date-value="1999-12-04" calcext:value-type="date">
            <text:p>04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6]+1" office:value-type="date" office:date-value="1999-12-05" calcext:value-type="date">
            <text:p>05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7]+1" office:value-type="date" office:date-value="1999-12-06" calcext:value-type="date">
            <text:p>06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8]+1" office:value-type="date" office:date-value="1999-12-07" calcext:value-type="date">
            <text:p>07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19]+1" office:value-type="date" office:date-value="1999-12-08" calcext:value-type="date">
            <text:p>08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0]+1" office:value-type="date" office:date-value="1999-12-09" calcext:value-type="date">
            <text:p>09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1]+1" office:value-type="date" office:date-value="1999-12-10" calcext:value-type="date">
            <text:p>10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2]+1" office:value-type="date" office:date-value="1999-12-11" calcext:value-type="date">
            <text:p>11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3]+1" office:value-type="date" office:date-value="1999-12-12" calcext:value-type="date">
            <text:p>12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4]+1" office:value-type="date" office:date-value="1999-12-13" calcext:value-type="date">
            <text:p>13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5]+1" office:value-type="date" office:date-value="1999-12-14" calcext:value-type="date">
            <text:p>14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6]+1" office:value-type="date" office:date-value="1999-12-15" calcext:value-type="date">
            <text:p>15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7]+1" office:value-type="date" office:date-value="1999-12-16" calcext:value-type="date">
            <text:p>16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8]+1" office:value-type="date" office:date-value="1999-12-17" calcext:value-type="date">
            <text:p>17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29]+1" office:value-type="date" office:date-value="1999-12-18" calcext:value-type="date">
            <text:p>18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0]+1" office:value-type="date" office:date-value="1999-12-19" calcext:value-type="date">
            <text:p>19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1]+1" office:value-type="date" office:date-value="1999-12-20" calcext:value-type="date">
            <text:p>20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2]+1" office:value-type="date" office:date-value="1999-12-21" calcext:value-type="date">
            <text:p>21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3]+1" office:value-type="date" office:date-value="1999-12-22" calcext:value-type="date">
            <text:p>22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4]+1" office:value-type="date" office:date-value="1999-12-23" calcext:value-type="date">
            <text:p>23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5]+1" office:value-type="date" office:date-value="1999-12-24" calcext:value-type="date">
            <text:p>24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6]+1" office:value-type="date" office:date-value="1999-12-25" calcext:value-type="date">
            <text:p>25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7]+1" office:value-type="date" office:date-value="1999-12-26" calcext:value-type="date">
            <text:p>26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8]+1" office:value-type="date" office:date-value="1999-12-27" calcext:value-type="date">
            <text:p>27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39]+1" office:value-type="date" office:date-value="1999-12-28" calcext:value-type="date">
            <text:p>28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40]+1" office:value-type="date" office:date-value="1999-12-29" calcext:value-type="date">
            <text:p>29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41]+1" office:value-type="date" office:date-value="1999-12-30" calcext:value-type="date">
            <text:p>30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42]+1" office:value-type="date" office:date-value="1999-12-31" calcext:value-type="date">
            <text:p>31.12.9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3" table:formula="of:=[.A43]+1" office:value-type="date" office:date-value="2000-01-01" calcext:value-type="date">
            <text:p>01.01.00</text:p>
          </table:table-cell>
          <table:table-cell table:style-name="ce15"/>
          <table:table-cell table:number-columns-repeated="1021"/>
        </table:table-row>
        <table:table-row table:style-name="ro3" table:number-rows-repeated="39">
          <table:table-cell table:style-name="ce13"/>
          <table:table-cell table:number-columns-repeated="1022"/>
        </table:table-row>
        <table:table-row table:style-name="ro3" table:number-rows-repeated="104849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tt" style:family="table-cell" style:parent-style-name="Default">
      <style:text-properties fo:font-weight="bold"/>
    </style:style>
  </office:styles>
  <office:automatic-styles>
    <style:page-layout style:name="Mpm1">
      <style:page-layout-properties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 style:data-style-name="N2" text:time-value="0000-00-00T18:52:42.3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Hagedorn</meta:initial-creator>
    <meta:creation-date>2014-04-03T12:00:08.839000000</meta:creation-date>
    <dc:date>2014-11-21T18:55:48.323000000</dc:date>
    <meta:editing-duration>PT2H40M10S</meta:editing-duration>
    <meta:editing-cycles>27</meta:editing-cycles>
    <meta:generator>LibreOffice/4.1.5.3$Windows_x86 LibreOffice_project/1c1366bba2ba2b554cd2ca4d87c06da81c05d24</meta:generator>
    <dc:creator>Hans Hagedorn</dc:creator>
    <meta:document-statistic meta:table-count="3" meta:cell-count="43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498cm" svg:height="9.252cm" xlink:href=".." xlink:type="simple" chart:class="chart:bar" chart:style-name="ch1">
        <chart:title svg:x="10.938cm" svg:y="0.321cm" chart:style-name="ch2">
          <text:p>Verteilung der Sprachen zuhause</text:p>
        </chart:title>
        <chart:legend svg:x="2.548cm" svg:y="1.096cm" style:legend-expansion="custom" chartooo:width="25.029cm" chartooo:height="0.894cm" style:legend-expansion-aspect-ratio="27.996644295302" chart:style-name="ch3"/>
        <chart:plot-area chart:style-name="ch4" table:cell-range-address="Daten.G128:Daten.K132 Daten.H127:Daten.K127" chart:data-source-has-labels="both" svg:x="0.997cm" svg:y="2.495cm" svg:width="26.608cm" svg:height="5.616cm">
          <chartooo:coordinate-region svg:x="1.724cm" svg:y="2.707cm" svg:width="25.881cm" svg:height="4.731cm"/>
          <chart:axis chart:dimension="x" chart:name="primary-x" chart:style-name="ch5" chartooo:axis-type="auto">
            <chartooo:date-scale/>
            <chart:categories table:cell-range-address="Daten.G128:Daten.G1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H128:Daten.H132" chart:label-cell-address="Daten.H127:Daten.H127" chart:class="chart:bar">
            <chart:data-point chart:repeated="5"/>
          </chart:series>
          <chart:series chart:style-name="ch9" chart:values-cell-range-address="Daten.I128:Daten.I132" chart:label-cell-address="Daten.I127:Daten.I127" chart:class="chart:bar">
            <chart:data-point chart:repeated="5"/>
          </chart:series>
          <chart:series chart:style-name="ch10" chart:values-cell-range-address="Daten.J128:Daten.J132" chart:label-cell-address="Daten.J127:Daten.J127" chart:class="chart:bar">
            <chart:data-point chart:repeated="5"/>
          </chart:series>
          <chart:series chart:style-name="ch11" chart:values-cell-range-address="Daten.K128:Daten.K132" chart:label-cell-address="Daten.K127:Daten.K12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utsch</text:p>
                <draw:g>
                  <svg:desc>Daten.H127:Daten.H127</svg:desc>
                </draw:g>
              </table:table-cell>
              <table:table-cell office:value-type="string">
                <text:p>eine andere Sprache</text:p>
                <draw:g>
                  <svg:desc>Daten.I127:Daten.I127</svg:desc>
                </draw:g>
              </table:table-cell>
              <table:table-cell office:value-type="string">
                <text:p>mehrere Sprachen</text:p>
                <draw:g>
                  <svg:desc>Daten.J127:Daten.J127</svg:desc>
                </draw:g>
              </table:table-cell>
              <table:table-cell office:value-type="string">
                <text:p>keine Angabe</text:p>
                <draw:g>
                  <svg:desc>Daten.K127:Daten.K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schuss 1</text:p>
                <draw:g>
                  <svg:desc>Daten.G128:Daten.G132</svg:desc>
                </draw:g>
              </table:table-cell>
              <table:table-cell office:value-type="float" office:value="0">
                <text:p>0</text:p>
                <draw:g>
                  <svg:desc>Daten.H128:Daten.H132</svg:desc>
                </draw:g>
              </table:table-cell>
              <table:table-cell office:value-type="float" office:value="0">
                <text:p>0</text:p>
                <draw:g>
                  <svg:desc>Daten.I128:Daten.I132</svg:desc>
                </draw:g>
              </table:table-cell>
              <table:table-cell office:value-type="float" office:value="0">
                <text:p>0</text:p>
                <draw:g>
                  <svg:desc>Daten.J128:Daten.J132</svg:desc>
                </draw:g>
              </table:table-cell>
              <table:table-cell office:value-type="float" office:value="0">
                <text:p>0</text:p>
                <draw:g>
                  <svg:desc>Daten.K128:Daten.K132</svg:desc>
                </draw:g>
              </table:table-cell>
            </table:table-row>
            <table:table-row>
              <table:table-cell office:value-type="string">
                <text:p>Ausschuss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m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76cm" svg:height="9.518cm" xlink:href=".." xlink:type="simple" chart:class="chart:bar" chart:style-name="ch1">
        <chart:title svg:x="11.469cm" svg:y="0.326cm" chart:style-name="ch2">
          <text:p>Verteilung der Geschlechter</text:p>
        </chart:title>
        <chart:legend chart:legend-position="top" svg:x="12.925cm" svg:y="1.48cm" style:legend-expansion="wide" chart:style-name="ch3"/>
        <chart:plot-area chart:style-name="ch4" table:cell-range-address="Daten.A120:Daten.C124 Daten.B119:Daten.C119" chart:data-source-has-labels="both" svg:x="1.019cm" svg:y="2.484cm" svg:width="26.319cm" svg:height="6.424cm">
          <chartooo:coordinate-region svg:x="1.746cm" svg:y="2.696cm" svg:width="25.592cm" svg:height="5.539cm"/>
          <chart:axis chart:dimension="x" chart:name="primary-x" chart:style-name="ch5" chartooo:axis-type="auto">
            <chartooo:date-scale/>
            <chart:categories table:cell-range-address="Daten.A120:Daten.A1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B120:Daten.B124" chart:label-cell-address="Daten.B119:Daten.B119" chart:class="chart:bar">
            <chart:data-point chart:repeated="5"/>
          </chart:series>
          <chart:series chart:style-name="ch9" chart:values-cell-range-address="Daten.C120:Daten.C124" chart:label-cell-address="Daten.C119:Daten.C11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n</text:p>
                <draw:g>
                  <svg:desc>Daten.B119:Daten.B119</svg:desc>
                </draw:g>
              </table:table-cell>
              <table:table-cell office:value-type="string">
                <text:p>Frau</text:p>
                <draw:g>
                  <svg:desc>Daten.C119:Daten.C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schuss 1</text:p>
                <draw:g>
                  <svg:desc>Daten.A120:Daten.A124</svg:desc>
                </draw:g>
              </table:table-cell>
              <table:table-cell office:value-type="float" office:value="0">
                <text:p>0</text:p>
                <draw:g>
                  <svg:desc>Daten.B120:Daten.B124</svg:desc>
                </draw:g>
              </table:table-cell>
              <table:table-cell office:value-type="float" office:value="0">
                <text:p>0</text:p>
                <draw:g>
                  <svg:desc>Daten.C120:Daten.C124</svg:desc>
                </draw:g>
              </table:table-cell>
            </table:table-row>
            <table:table-row>
              <table:table-cell office:value-type="string">
                <text:p>Ausschuss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m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12cm" svg:height="10.006cm" xlink:href=".." xlink:type="simple" chart:class="chart:bar" chart:style-name="ch1">
        <chart:title svg:x="11.471cm" svg:y="0.336cm" chart:style-name="ch2">
          <text:p>Verteilung der Altersgruppen</text:p>
        </chart:title>
        <chart:legend chart:legend-position="top" svg:x="10.557cm" svg:y="1.499cm" style:legend-expansion="wide" chart:style-name="ch3"/>
        <chart:plot-area chart:style-name="ch4" table:cell-range-address="Daten.A128:Daten.E132 Daten.B127:Daten.E127" chart:data-source-has-labels="both" svg:x="1.022cm" svg:y="2.524cm" svg:width="26.446cm" svg:height="6.862cm">
          <chartooo:coordinate-region svg:x="1.749cm" svg:y="2.736cm" svg:width="25.719cm" svg:height="5.977cm"/>
          <chart:axis chart:dimension="x" chart:name="primary-x" chart:style-name="ch5" chartooo:axis-type="auto">
            <chartooo:date-scale/>
            <chart:categories table:cell-range-address="Daten.A128:Daten.A1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B128:Daten.B132" chart:label-cell-address="Daten.B127:Daten.B127" chart:class="chart:bar">
            <chart:data-point chart:repeated="5"/>
          </chart:series>
          <chart:series chart:style-name="ch9" chart:values-cell-range-address="Daten.C128:Daten.C132" chart:label-cell-address="Daten.C127:Daten.C127" chart:class="chart:bar">
            <chart:data-point chart:repeated="5"/>
          </chart:series>
          <chart:series chart:style-name="ch10" chart:values-cell-range-address="Daten.D128:Daten.D132" chart:label-cell-address="Daten.D127:Daten.D127" chart:class="chart:bar">
            <chart:data-point chart:repeated="5"/>
          </chart:series>
          <chart:series chart:style-name="ch11" chart:values-cell-range-address="Daten.E128:Daten.E132" chart:label-cell-address="Daten.E127:Daten.E12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is 24</text:p>
                <draw:g>
                  <svg:desc>Daten.B127:Daten.B127</svg:desc>
                </draw:g>
              </table:table-cell>
              <table:table-cell office:value-type="string">
                <text:p>25 bis 44</text:p>
                <draw:g>
                  <svg:desc>Daten.C127:Daten.C127</svg:desc>
                </draw:g>
              </table:table-cell>
              <table:table-cell office:value-type="string">
                <text:p>45 bis 64</text:p>
                <draw:g>
                  <svg:desc>Daten.D127:Daten.D127</svg:desc>
                </draw:g>
              </table:table-cell>
              <table:table-cell office:value-type="string">
                <text:p>65 plus</text:p>
                <draw:g>
                  <svg:desc>Daten.E127:Daten.E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schuss 1</text:p>
                <draw:g>
                  <svg:desc>Daten.A128:Daten.A132</svg:desc>
                </draw:g>
              </table:table-cell>
              <table:table-cell office:value-type="float" office:value="0">
                <text:p>0</text:p>
                <draw:g>
                  <svg:desc>Daten.B128:Daten.B132</svg:desc>
                </draw:g>
              </table:table-cell>
              <table:table-cell office:value-type="float" office:value="0">
                <text:p>0</text:p>
                <draw:g>
                  <svg:desc>Daten.C128:Daten.C132</svg:desc>
                </draw:g>
              </table:table-cell>
              <table:table-cell office:value-type="float" office:value="0">
                <text:p>0</text:p>
                <draw:g>
                  <svg:desc>Daten.D128:Daten.D132</svg:desc>
                </draw:g>
              </table:table-cell>
              <table:table-cell office:value-type="float" office:value="0">
                <text:p>0</text:p>
                <draw:g>
                  <svg:desc>Daten.E128:Daten.E132</svg:desc>
                </draw:g>
              </table:table-cell>
            </table:table-row>
            <table:table-row>
              <table:table-cell office:value-type="string">
                <text:p>Ausschuss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m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91cm" svg:height="11.247cm" xlink:href=".." xlink:type="simple" chart:class="chart:bar" chart:style-name="ch1">
        <chart:title svg:x="4.666cm" svg:y="0.36cm" chart:style-name="ch2">
          <text:p>Teilnehmeranmeldungen gesamt</text:p>
        </chart:title>
        <chart:legend chart:legend-position="end" svg:x="12.925cm" svg:y="4.263cm" style:legend-expansion="high" chart:style-name="ch3"/>
        <chart:plot-area chart:style-name="ch4" table:cell-range-address="Daten.H119:Daten.I124 Daten.G120:Daten.G124" chart:data-source-has-labels="both" svg:x="0.763cm" svg:y="1.811cm" svg:width="11.536cm" svg:height="8.792cm">
          <chartooo:coordinate-region svg:x="1.49cm" svg:y="2.023cm" svg:width="10.809cm" svg:height="7.907cm"/>
          <chart:axis chart:dimension="x" chart:name="primary-x" chart:style-name="ch5" chartooo:axis-type="auto">
            <chartooo:date-scale/>
            <chart:categories table:cell-range-address="Daten.H119:Daten.I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H120:Daten.I120" chart:label-cell-address="Daten.G120:Daten.G120" chart:class="chart:bar">
            <chart:data-point chart:repeated="2"/>
          </chart:series>
          <chart:series chart:style-name="ch9" chart:values-cell-range-address="Daten.H121:Daten.I121" chart:label-cell-address="Daten.G121:Daten.G121" chart:class="chart:bar">
            <chart:data-point chart:repeated="2"/>
          </chart:series>
          <chart:series chart:style-name="ch10" chart:values-cell-range-address="Daten.H122:Daten.I122" chart:label-cell-address="Daten.G122:Daten.G122" chart:class="chart:bar">
            <chart:data-point chart:repeated="2"/>
          </chart:series>
          <chart:series chart:style-name="ch11" chart:values-cell-range-address="Daten.H123:Daten.I123" chart:label-cell-address="Daten.G123:Daten.G123" chart:class="chart:bar">
            <chart:data-point chart:repeated="2"/>
          </chart:series>
          <chart:series chart:style-name="ch12" chart:values-cell-range-address="Daten.H124:Daten.I124" chart:label-cell-address="Daten.G124:Daten.G12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ftakt</text:p>
                <draw:g>
                  <svg:desc>Daten.H119:Daten.I119</svg:desc>
                </draw:g>
              </table:table-cell>
              <table:table-cell office:value-type="string">
                <text:p>Online</text:p>
              </table:table-cell>
            </table:table-row>
          </table:table-header-rows>
          <table:table-rows>
            <table:table-row>
              <table:table-cell office:value-type="string">
                <text:p>Ausschuss 1</text:p>
                <draw:g>
                  <svg:desc>Daten.G120:Daten.G120</svg:desc>
                </draw:g>
              </table:table-cell>
              <table:table-cell office:value-type="float" office:value="0">
                <text:p>0</text:p>
                <draw:g>
                  <svg:desc>Daten.H120:Daten.I12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schuss 2</text:p>
                <draw:g>
                  <svg:desc>Daten.G121:Daten.G121</svg:desc>
                </draw:g>
              </table:table-cell>
              <table:table-cell office:value-type="float" office:value="0">
                <text:p>0</text:p>
                <draw:g>
                  <svg:desc>Daten.H121:Daten.I12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schuss 3</text:p>
                <draw:g>
                  <svg:desc>Daten.G122:Daten.G122</svg:desc>
                </draw:g>
              </table:table-cell>
              <table:table-cell office:value-type="float" office:value="0">
                <text:p>0</text:p>
                <draw:g>
                  <svg:desc>Daten.H122:Daten.I12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schuss 4</text:p>
                <draw:g>
                  <svg:desc>Daten.G123:Daten.G123</svg:desc>
                </draw:g>
              </table:table-cell>
              <table:table-cell office:value-type="float" office:value="0">
                <text:p>0</text:p>
                <draw:g>
                  <svg:desc>Daten.H123:Daten.I12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nline</text:p>
                <draw:g>
                  <svg:desc>Daten.G124:Daten.G124</svg:desc>
                </draw:g>
              </table:table-cell>
              <table:table-cell office:value-type="float" office:value="NaN">
                <text:p>NaN</text:p>
                <draw:g>
                  <svg:desc>Daten.H124:Daten.I1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8cm" svg:height="11.169cm" xlink:href=".." xlink:type="simple" chart:class="chart:circle" chart:style-name="ch1">
        <chart:title svg:x="2.737cm" svg:y="0.359cm" chart:style-name="ch2">
          <text:p>Verteilung der Ausschüsse</text:p>
        </chart:title>
        <chart:legend svg:x="1.216cm" svg:y="8cm" style:legend-expansion="custom" chartooo:width="8.701cm" chartooo:height="2.05cm" style:legend-expansion-aspect-ratio="4.24439024390244" chart:style-name="ch3"/>
        <chart:plot-area chart:style-name="ch4" table:cell-range-address="Daten.A110:Daten.B113 Daten.B109:Daten.B109" chart:data-source-has-labels="both" svg:x="2.234cm" svg:y="1.405cm" svg:width="6.099cm" svg:height="6.099cm">
          <chartooo:coordinate-region svg:x="2.047cm" svg:y="1.405cm" svg:width="6.474cm" svg:height="6.099cm"/>
          <chart:axis chart:dimension="x" chart:name="primary-x" chart:style-name="ch5" chartooo:axis-type="auto">
            <chartooo:date-scale/>
            <chart:categories table:cell-range-address="Daten.A110:Daten.A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B110:Daten.B113" chart:label-cell-address="Daten.B109:Daten.B109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ilnehmende</text:p>
                <draw:g>
                  <svg:desc>Daten.B109:Daten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schuss 1</text:p>
                <draw:g>
                  <svg:desc>Daten.A110:Daten.A113</svg:desc>
                </draw:g>
              </table:table-cell>
              <table:table-cell office:value-type="float" office:value="0">
                <text:p>0</text:p>
                <draw:g>
                  <svg:desc>Daten.B110:Daten.B113</svg:desc>
                </draw:g>
              </table:table-cell>
            </table:table-row>
            <table:table-row>
              <table:table-cell office:value-type="string">
                <text:p>Ausschuss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sschuss 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ae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21cm" svg:height="8.469cm" xlink:href=".." xlink:type="simple" chart:class="chart:bar" chart:style-name="ch1">
        <chart:title svg:x="13.226cm" svg:y="0.305cm" chart:style-name="ch2">
          <text:p>Freie Plätze</text:p>
        </chart:title>
        <chart:legend chart:legend-position="top" svg:x="12.976cm" svg:y="1.438cm" style:legend-expansion="wide" chart:style-name="ch3"/>
        <chart:plot-area chart:style-name="ch4" table:cell-range-address="Daten.A137:Daten.C138 Daten.B136:Daten.C136" chart:data-source-has-labels="both" svg:x="0.205cm" svg:y="2.715cm" svg:width="27.746cm" svg:height="4.947cm">
          <chartooo:coordinate-region svg:x="3.896cm" svg:y="2.715cm" svg:width="23.961cm" svg:height="4.274cm"/>
          <chart:axis chart:dimension="x" chart:name="primary-x" chart:style-name="ch5" chartooo:axis-type="auto">
            <chartooo:date-scale/>
            <chart:categories table:cell-range-address="Daten.A137:Daten.A1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en.B137:Daten.B138" chart:label-cell-address="Daten.B136:Daten.B136" chart:class="chart:bar">
            <chart:data-point chart:repeated="2"/>
          </chart:series>
          <chart:series chart:style-name="ch9" chart:values-cell-range-address="Daten.C137:Daten.C138" chart:label-cell-address="Daten.C136:Daten.C136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bucht</text:p>
                <draw:g>
                  <svg:desc>Daten.B136:Daten.B136</svg:desc>
                </draw:g>
              </table:table-cell>
              <table:table-cell office:value-type="string">
                <text:p>Frei</text:p>
                <draw:g>
                  <svg:desc>Daten.C136:Daten.C1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ffene Anmeldung</text:p>
                <draw:g>
                  <svg:desc>Daten.A137:Daten.A138</svg:desc>
                </draw:g>
              </table:table-cell>
              <table:table-cell office:value-type="float" office:value="0">
                <text:p>0</text:p>
                <draw:g>
                  <svg:desc>Daten.B137:Daten.B138</svg:desc>
                </draw:g>
              </table:table-cell>
              <table:table-cell office:value-type="float" office:value="0">
                <text:p>0</text:p>
                <draw:g>
                  <svg:desc>Daten.C137:Daten.C138</svg:desc>
                </draw:g>
              </table:table-cell>
            </table:table-row>
            <table:table-row>
              <table:table-cell office:value-type="string">
                <text:p>Gezielte Nachwerbu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727" chart:maximum="41776" chart:interval-major="7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20" chart:interval-major="25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09cm" svg:height="9.95cm" xlink:href=".." xlink:type="simple" chart:class="chart:scatter" chart:column-mapping="0" chart:style-name="ch1">
        <chart:title svg:x="11.873cm" svg:y="0.335cm" chart:style-name="ch2">
          <text:p>Verlauf der Anmeldungen</text:p>
        </chart:title>
        <chart:subtitle svg:x="11.423cm" svg:y="1.313cm" chart:style-name="ch3">
          <text:p>Teilnehmende für Auftaktwerkstatt</text:p>
        </chart:subtitle>
        <chart:plot-area chart:style-name="ch4" table:cell-range-address="Verlauf.A2:Verlauf.B44 Verlauf.B1:Verlauf.B1" chart:data-source-has-labels="both" svg:x="1.026cm" svg:y="2.394cm" svg:width="26.631cm" svg:height="6.937cm">
          <chartooo:coordinate-region svg:x="1.833cm" svg:y="2.394cm" svg:width="25.162cm" svg:height="6.264cm"/>
          <chart:axis chart:dimension="x" chart:name="primary-x" chart:style-name="ch5" chartooo:axis-type="auto">
            <chart:categories table:cell-range-address="Verlauf.A2:Verlauf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Verlauf.B2:Verlauf.B44" chart:label-cell-address="Verlauf.B1:Verlauf.B1" chart:class="chart:scatter">
            <chart:domain table:cell-range-address="Verlauf.A2:Verlauf.A44"/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nzahl angemeldeter Teilnehmer Auftakt</text:p>
                <draw:g>
                  <svg:desc>Verlauf.B1:Verlauf.B1</svg:desc>
                </draw:g>
              </table:table-cell>
            </table:table-row>
          </table:table-header-rows>
          <table:table-rows>
            <table:table-row>
              <table:table-cell office:value-type="float" office:value="36484">
                <text:p>36480</text:p>
                <draw:g>
                  <svg:desc>Verlauf.A2:Verlauf.A44</svg:desc>
                </draw:g>
              </table:table-cell>
              <table:table-cell office:value-type="float" office:value="36484">
                <text:p>36484</text:p>
                <draw:g>
                  <svg:desc>Verlauf.A2:Verlauf.A44</svg:desc>
                </draw:g>
              </table:table-cell>
              <table:table-cell office:value-type="float" office:value="NaN">
                <text:p>NaN</text:p>
                <draw:g>
                  <svg:desc>Verlauf.B2:Verlauf.B44</svg:desc>
                </draw:g>
              </table:table-cell>
            </table:table-row>
            <table:table-row>
              <table:table-cell office:value-type="float" office:value="36485">
                <text:p>36490</text:p>
              </table:table-cell>
              <table:table-cell office:value-type="float" office:value="36485">
                <text:p>36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86">
                <text:p>36490</text:p>
              </table:table-cell>
              <table:table-cell office:value-type="float" office:value="36486">
                <text:p>36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87">
                <text:p>36490</text:p>
              </table:table-cell>
              <table:table-cell office:value-type="float" office:value="36487">
                <text:p>3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88">
                <text:p>36490</text:p>
              </table:table-cell>
              <table:table-cell office:value-type="float" office:value="36488">
                <text:p>36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89">
                <text:p>36490</text:p>
              </table:table-cell>
              <table:table-cell office:value-type="float" office:value="36489">
                <text:p>36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0">
                <text:p>36490</text:p>
              </table:table-cell>
              <table:table-cell office:value-type="float" office:value="36490">
                <text:p>36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1">
                <text:p>36490</text:p>
              </table:table-cell>
              <table:table-cell office:value-type="float" office:value="36491">
                <text:p>36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2">
                <text:p>36490</text:p>
              </table:table-cell>
              <table:table-cell office:value-type="float" office:value="36492">
                <text:p>36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3">
                <text:p>36490</text:p>
              </table:table-cell>
              <table:table-cell office:value-type="float" office:value="36493">
                <text:p>36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4">
                <text:p>36490</text:p>
              </table:table-cell>
              <table:table-cell office:value-type="float" office:value="36494">
                <text:p>36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5">
                <text:p>36500</text:p>
              </table:table-cell>
              <table:table-cell office:value-type="float" office:value="36495">
                <text:p>36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6">
                <text:p>36500</text:p>
              </table:table-cell>
              <table:table-cell office:value-type="float" office:value="36496">
                <text:p>3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7">
                <text:p>36500</text:p>
              </table:table-cell>
              <table:table-cell office:value-type="float" office:value="36497">
                <text:p>36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8">
                <text:p>36500</text:p>
              </table:table-cell>
              <table:table-cell office:value-type="float" office:value="36498">
                <text:p>36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99">
                <text:p>36500</text:p>
              </table:table-cell>
              <table:table-cell office:value-type="float" office:value="36499">
                <text:p>36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36500">
                <text:p>36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1">
                <text:p>36500</text:p>
              </table:table-cell>
              <table:table-cell office:value-type="float" office:value="36501">
                <text:p>36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2">
                <text:p>36500</text:p>
              </table:table-cell>
              <table:table-cell office:value-type="float" office:value="36502">
                <text:p>36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3">
                <text:p>36500</text:p>
              </table:table-cell>
              <table:table-cell office:value-type="float" office:value="36503">
                <text:p>3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4">
                <text:p>36500</text:p>
              </table:table-cell>
              <table:table-cell office:value-type="float" office:value="36504">
                <text:p>3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5">
                <text:p>36510</text:p>
              </table:table-cell>
              <table:table-cell office:value-type="float" office:value="36505">
                <text:p>36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6">
                <text:p>36510</text:p>
              </table:table-cell>
              <table:table-cell office:value-type="float" office:value="36506">
                <text:p>36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7">
                <text:p>36510</text:p>
              </table:table-cell>
              <table:table-cell office:value-type="float" office:value="36507">
                <text:p>3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8">
                <text:p>36510</text:p>
              </table:table-cell>
              <table:table-cell office:value-type="float" office:value="36508">
                <text:p>36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9">
                <text:p>36510</text:p>
              </table:table-cell>
              <table:table-cell office:value-type="float" office:value="36509">
                <text:p>3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0">
                <text:p>36510</text:p>
              </table:table-cell>
              <table:table-cell office:value-type="float" office:value="36510">
                <text:p>36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1">
                <text:p>36510</text:p>
              </table:table-cell>
              <table:table-cell office:value-type="float" office:value="36511">
                <text:p>36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2">
                <text:p>36510</text:p>
              </table:table-cell>
              <table:table-cell office:value-type="float" office:value="36512">
                <text:p>36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3">
                <text:p>36510</text:p>
              </table:table-cell>
              <table:table-cell office:value-type="float" office:value="36513">
                <text:p>36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4">
                <text:p>36510</text:p>
              </table:table-cell>
              <table:table-cell office:value-type="float" office:value="36514">
                <text:p>3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5">
                <text:p>36520</text:p>
              </table:table-cell>
              <table:table-cell office:value-type="float" office:value="36515">
                <text:p>3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6">
                <text:p>36520</text:p>
              </table:table-cell>
              <table:table-cell office:value-type="float" office:value="36516">
                <text:p>36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7">
                <text:p>36520</text:p>
              </table:table-cell>
              <table:table-cell office:value-type="float" office:value="36517">
                <text:p>36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8">
                <text:p>36520</text:p>
              </table:table-cell>
              <table:table-cell office:value-type="float" office:value="36518">
                <text:p>36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19">
                <text:p>36520</text:p>
              </table:table-cell>
              <table:table-cell office:value-type="float" office:value="36519">
                <text:p>36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20">
                <text:p>36520</text:p>
              </table:table-cell>
              <table:table-cell office:value-type="float" office:value="36520">
                <text:p>36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21">
                <text:p>36520</text:p>
              </table:table-cell>
              <table:table-cell office:value-type="float" office:value="36521">
                <text:p>36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22">
                <text:p>36520</text:p>
              </table:table-cell>
              <table:table-cell office:value-type="float" office:value="36522">
                <text:p>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23">
                <text:p>36520</text:p>
              </table:table-cell>
              <table:table-cell office:value-type="float" office:value="36523">
                <text:p>36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24">
                <text:p>36520</text:p>
              </table:table-cell>
              <table:table-cell office:value-type="float" office:value="36524">
                <text:p>36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25">
                <text:p>36530</text:p>
              </table:table-cell>
              <table:table-cell office:value-type="float" office:value="36525">
                <text:p>36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